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b_010904</text:p>
          </table:table-cell>
          <table:table-cell office:value-type="float" office:value="0.114726" calcext:value-type="float">
            <text:p>0.114726</text:p>
          </table:table-cell>
          <table:table-cell/>
          <table:table-cell table:formula="of:=mean([.B1:.B10])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Wb_040107</text:p>
          </table:table-cell>
          <table:table-cell office:value-type="float" office:value="0.0359616" calcext:value-type="float">
            <text:p>0.0359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_090306</text:p>
          </table:table-cell>
          <table:table-cell office:value-type="float" office:value="0.0895936" calcext:value-type="float">
            <text:p>0.0895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_110405</text:p>
          </table:table-cell>
          <table:table-cell office:value-type="float" office:value="0.0223326" calcext:value-type="float">
            <text:p>0.02233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6:03:28.635030937</meta:creation-date>
    <dc:date>2019-12-08T16:14:29.128408947</dc:date>
    <meta:editing-duration>PT39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